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175" officeooo:paragraph-rsid="0003d175"/>
    </style:style>
    <style:style style:name="P2" style:family="paragraph" style:parent-style-name="Standard">
      <style:text-properties officeooo:paragraph-rsid="0004efb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d175" officeooo:paragraph-rsid="0003d175" style:font-weight-asian="bold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03d175" officeooo:paragraph-rsid="0003d175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f732a" officeooo:paragraph-rsid="000f732a"/>
    </style:style>
    <style:style style:name="P6" style:family="paragraph" style:parent-style-name="Standard" style:list-style-name="L1">
      <style:text-properties officeooo:rsid="000edff8" officeooo:paragraph-rsid="000edff8"/>
    </style:style>
    <style:style style:name="P7" style:family="paragraph" style:parent-style-name="Standard" style:list-style-name="L1">
      <style:text-properties officeooo:rsid="000f732a" officeooo:paragraph-rsid="000f732a"/>
    </style:style>
    <style:style style:name="P8" style:family="paragraph" style:parent-style-name="Standard" style:list-style-name="L2">
      <style:text-properties style:text-line-through-style="solid" style:text-line-through-type="single" officeooo:rsid="000753e0" officeooo:paragraph-rsid="000753e0"/>
    </style:style>
    <style:style style:name="P9" style:family="paragraph" style:parent-style-name="Standard" style:list-style-name="L3">
      <style:text-properties style:text-line-through-style="solid" style:text-line-through-type="single" officeooo:rsid="000ac081" officeooo:paragraph-rsid="000ac081"/>
    </style:style>
    <style:style style:name="P10" style:family="paragraph" style:parent-style-name="Standard" style:list-style-name="L2">
      <style:text-properties officeooo:rsid="000753e0" officeooo:paragraph-rsid="000753e0"/>
    </style:style>
    <style:style style:name="P11" style:family="paragraph" style:parent-style-name="Standard" style:list-style-name="L2">
      <style:text-properties officeooo:rsid="0008bf06" officeooo:paragraph-rsid="0008bf06"/>
    </style:style>
    <style:style style:name="P12" style:family="paragraph" style:parent-style-name="Standard" style:list-style-name="L4">
      <style:text-properties officeooo:rsid="0008bf06" officeooo:paragraph-rsid="0008bf06"/>
    </style:style>
    <style:style style:name="P13" style:family="paragraph" style:parent-style-name="Standard" style:list-style-name="L2">
      <style:text-properties officeooo:rsid="000875b8" officeooo:paragraph-rsid="000875b8"/>
    </style:style>
    <style:style style:name="P14" style:family="paragraph" style:parent-style-name="Standard" style:list-style-name="L3">
      <style:text-properties officeooo:rsid="00130581" officeooo:paragraph-rsid="00130581"/>
    </style:style>
    <style:style style:name="P15" style:family="paragraph" style:parent-style-name="Standard" style:list-style-name="L3">
      <style:text-properties officeooo:rsid="000ac081" officeooo:paragraph-rsid="000ac081"/>
    </style:style>
    <style:style style:name="P16" style:family="paragraph" style:parent-style-name="Standard" style:list-style-name="L6">
      <style:text-properties officeooo:rsid="000ac081" officeooo:paragraph-rsid="000ac081"/>
    </style:style>
    <style:style style:name="P17" style:family="paragraph" style:parent-style-name="Standard" style:list-style-name="L3">
      <style:text-properties officeooo:rsid="0011c3fd" officeooo:paragraph-rsid="0011c3fd"/>
    </style:style>
    <style:style style:name="P18" style:family="paragraph" style:parent-style-name="Standard" style:list-style-name="L3">
      <style:text-properties officeooo:rsid="0019659d" officeooo:paragraph-rsid="0019659d"/>
    </style:style>
    <style:style style:name="P19" style:family="paragraph" style:parent-style-name="Standard" style:list-style-name="L4">
      <style:text-properties officeooo:rsid="001543ac" officeooo:paragraph-rsid="001543ac"/>
    </style:style>
    <style:style style:name="P20" style:family="paragraph" style:parent-style-name="Standard" style:list-style-name="L4">
      <style:text-properties officeooo:rsid="000a0ed4" officeooo:paragraph-rsid="000a0ed4"/>
    </style:style>
    <style:style style:name="P21" style:family="paragraph" style:parent-style-name="Standard" style:list-style-name="L5">
      <style:text-properties officeooo:paragraph-rsid="0005103e"/>
    </style:style>
    <style:style style:name="P22" style:family="paragraph" style:parent-style-name="Standard" style:list-style-name="L5">
      <style:text-properties officeooo:rsid="0005103e" officeooo:paragraph-rsid="0005103e"/>
    </style:style>
    <style:style style:name="P23" style:family="paragraph" style:parent-style-name="Standard" style:list-style-name="L5">
      <style:text-properties officeooo:rsid="0003d175" officeooo:paragraph-rsid="0005103e"/>
    </style:style>
    <style:style style:name="P24" style:family="paragraph" style:parent-style-name="Standard" style:list-style-name="L6">
      <style:text-properties officeooo:rsid="00135ee8" officeooo:paragraph-rsid="00135ee8"/>
    </style:style>
    <style:style style:name="P25" style:family="paragraph" style:parent-style-name="Standard" style:list-style-name="L6">
      <style:text-properties officeooo:rsid="000cbb8f" officeooo:paragraph-rsid="000cbb8f"/>
    </style:style>
    <style:style style:name="P26" style:family="paragraph" style:parent-style-name="Standard">
      <style:text-properties officeooo:rsid="000cbb8f" officeooo:paragraph-rsid="000cbb8f"/>
    </style:style>
    <style:style style:name="P27" style:family="paragraph" style:parent-style-name="Text_20_body" style:list-style-name="L7"/>
    <style:style style:name="P28" style:family="paragraph" style:parent-style-name="Text_20_body">
      <style:text-properties officeooo:rsid="000cbb8f" officeooo:paragraph-rsid="000cbb8f"/>
    </style:style>
    <style:style style:name="P29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03d17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03d17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0f0d7"/>
    </style:style>
    <style:style style:name="T5" style:family="text">
      <style:text-properties style:text-underline-style="solid" style:text-underline-width="auto" style:text-underline-color="font-color" officeooo:rsid="0011c3fd"/>
    </style:style>
    <style:style style:name="T6" style:family="text">
      <style:text-properties officeooo:rsid="00066a14"/>
    </style:style>
    <style:style style:name="T7" style:family="text">
      <style:text-properties officeooo:rsid="000a0ed4"/>
    </style:style>
    <style:style style:name="T8" style:family="text">
      <style:text-properties officeooo:rsid="000c063e"/>
    </style:style>
    <style:style style:name="T9" style:family="text">
      <style:text-properties officeooo:rsid="0010f0d7"/>
    </style:style>
    <style:style style:name="T10" style:family="text">
      <style:text-properties officeooo:rsid="0011c3fd"/>
    </style:style>
    <style:style style:name="T11" style:family="text">
      <style:text-properties officeooo:rsid="00130581"/>
    </style:style>
    <style:style style:name="T12" style:family="text">
      <style:text-properties officeooo:rsid="00132dce"/>
    </style:style>
    <style:style style:name="T13" style:family="text">
      <style:text-properties officeooo:rsid="001652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lfadla Issame (TC) :</text:p>
      <text:list xml:id="list3413864313" text:style-name="L1">
        <text:list-item>
          <text:p text:style-name="P6">DUT-BUT Informatique : <text:span text:style-name="T13">Bordeaux</text:span></text:p>
        </text:list-item>
        <text:list-item>
          <text:p text:style-name="P7">BTS SIO :</text:p>
        </text:list-item>
      </text:list>
      <text:p text:style-name="P5"/>
      <text:p text:style-name="P3">Bennis Karim (TC) :</text:p>
      <text:list xml:id="list1966795343" text:style-name="L2">
        <text:list-item>
          <text:p text:style-name="P8">DUT GEII</text:p>
          <text:list>
            <text:list-item>
              <text:p text:style-name="P10">Toulouse</text:p>
            </text:list-item>
            <text:list-item>
              <text:p text:style-name="P10">Poitiers</text:p>
            </text:list-item>
            <text:list-item>
              <text:p text:style-name="P10">Paris</text:p>
            </text:list-item>
          </text:list>
        </text:list-item>
        <text:list-item>
          <text:p text:style-name="P11">DUT-BUT informatique <text:span text:style-name="T4">Bordeaux</text:span><text:span text:style-name="T9">, Toulouse</text:span></text:p>
        </text:list-item>
        <text:list-item>
          <text:p text:style-name="P11">Licence pro DAWIN (Bordeaux)</text:p>
        </text:list-item>
        <text:list-item>
          <text:p text:style-name="P13">BTS SIO</text:p>
        </text:list-item>
        <text:list-item>
          <text:p text:style-name="P10">Projet programmation web</text:p>
        </text:list-item>
      </text:list>
      <text:p text:style-name="P1"/>
      <text:p text:style-name="P3">Bois-Baumann Gaëtan (TC) :</text:p>
      <text:list xml:id="list732044280" text:style-name="L3">
        <text:list-item>
          <text:p text:style-name="P14">prépa ? <text:span text:style-name="T12">MP2I ?</text:span></text:p>
        </text:list-item>
        <text:list-item>
          <text:p text:style-name="P15">BUT : (<text:span text:style-name="T5">Limoges</text:span><text:span text:style-name="T10">, </text:span>Blagnac)</text:p>
          <text:list>
            <text:list-item>
              <text:p text:style-name="P15">informatique</text:p>
            </text:list-item>
            <text:list-item>
              <text:p text:style-name="P9">réseaux et télécommunications</text:p>
            </text:list-item>
          </text:list>
        </text:list-item>
        <text:list-item>
          <text:p text:style-name="P15">projet :</text:p>
          <text:list>
            <text:list-item>
              <text:p text:style-name="P17">Licence informatique</text:p>
            </text:list-item>
            <text:list-item>
              <text:p text:style-name="P15">Master cyberdéfense et sécurité de l’information</text:p>
            </text:list-item>
            <text:list-item>
              <text:p text:style-name="P18">Master sécurité Troyes</text:p>
              <text:list>
                <text:list-item>
                  <text:p text:style-name="P15">https://www.utt.fr/formations/master/securite-des-systemes-d-information</text:p>
                </text:list-item>
                <text:list-item>
                  <text:p text:style-name="P15">https://www.utt.fr/formations/mastere-specialise/expert-forensic-cybersecurite</text:p>
                </text:list-item>
              </text:list>
            </text:list-item>
            <text:list-item>
              <text:p text:style-name="P15"><text:span text:style-name="T11">É</text:span>cole d’ingénieur</text:p>
            </text:list-item>
          </text:list>
        </text:list-item>
      </text:list>
      <text:p text:style-name="P1"/>
      <text:p text:style-name="P4">Diop Mohamed (TC) :</text:p>
      <text:list xml:id="list3924029486" text:style-name="L4">
        <text:list-item>
          <text:p text:style-name="P12">école de commerce <text:span text:style-name="T7">(Bordeaux)</text:span></text:p>
          <text:list>
            <text:list-item>
              <text:p text:style-name="P12">vente et management</text:p>
            </text:list-item>
            <text:list-item>
              <text:p text:style-name="P12">gestion économique</text:p>
            </text:list-item>
          </text:list>
        </text:list-item>
        <text:list-item>
          <text:p text:style-name="P19"><text:span text:style-name="T2">BTS commerce international</text:span> (Bordeaux : Condorcet, Brémontier)</text:p>
        </text:list-item>
        <text:list-item>
          <text:p text:style-name="P20">informatique architecture-système : </text:p>
          <text:list>
            <text:list-item>
              <text:p text:style-name="P20">BTS SIO</text:p>
            </text:list-item>
            <text:list-item>
              <text:p text:style-name="P20">DUT ?</text:p>
            </text:list-item>
          </text:list>
        </text:list-item>
      </text:list>
      <text:p text:style-name="P1"/>
      <text:p text:style-name="P3">Figueras Elise (TA) :</text:p>
      <text:p text:style-name="P1"/>
      <text:p text:style-name="P2"><text:span text:style-name="T3">Fouillade Bardet Romain (TE) :</text:span><text:span text:style-name="T1"> </text:span></text:p>
      <text:list xml:id="list553048867" text:style-name="L5">
        <text:list-item>
          <text:p text:style-name="P22">habite Marsac</text:p>
        </text:list-item>
        <text:list-item>
          <text:p text:style-name="P23">BTS SIO :</text:p>
          <text:list>
            <text:list-item>
              <text:p text:style-name="P21"><text:span text:style-name="T1">B2B → puis spécialité </text:span>SISR</text:p>
            </text:list-item>
            <text:list-item>
              <text:p text:style-name="P22"><text:span text:style-name="T6">Bahuet (</text:span>Brive<text:span text:style-name="T6">)</text:span> → puis licence informatique en alternance</text:p>
            </text:list-item>
          </text:list>
        </text:list-item>
        <text:list-item>
          <text:p text:style-name="P22">projet intégration gendarmerie</text:p>
        </text:list-item>
      </text:list>
      <text:p text:style-name="P1"/>
      <text:p text:style-name="P3">Garnier Eloi (TE) :</text:p>
      <text:list xml:id="list1292254970" text:style-name="L6">
        <text:list-item>
          <text:p text:style-name="P16">DUT-BUT :</text:p>
          <text:list>
            <text:list-item>
              <text:p text:style-name="P16">informatique <text:span text:style-name="T8">(Blagnac)</text:span></text:p>
            </text:list-item>
          </text:list>
        </text:list-item>
        <text:list-item>
          <text:p text:style-name="P24">Licence Informatique</text:p>
        </text:list-item>
        <text:list-item>
          <text:p text:style-name="P25">Master </text:p>
        </text:list-item>
      </text:list>
      <text:p text:style-name="P26"/>
      <text:p text:style-name="P28">​BUT MMI (Métiers du Multimédia et de l'Internet): http://iutmmi.fr/</text:p>
      <text:list xml:id="list1169125908" text:style-name="L7">
        <text:list-item>
          <text:p text:style-name="P29"><text:soft-page-break/>BUT GEII (Génie Électrique et Informatique Industrielle)</text:p>
        </text:list-item>
        <text:list-item>
          <text:p text:style-name="P27">un MOOC sur les métiers du numérique: https://www.fun-mooc.fr/courses/course-v1:lorraine+30012+session01/about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08:34:53.058281279</meta:creation-date>
    <meta:generator>LibreOffice/6.1.5.2$Linux_X86_64 LibreOffice_project/10$Build-2</meta:generator>
    <dc:date>2021-02-03T22:38:37.703797598</dc:date>
    <meta:editing-duration>PT1H19M19S</meta:editing-duration>
    <meta:editing-cycles>19</meta:editing-cycles>
    <meta:document-statistic meta:table-count="0" meta:image-count="0" meta:object-count="0" meta:page-count="2" meta:paragraph-count="47" meta:word-count="197" meta:character-count="1307" meta:non-whitespace-character-count="1192"/>
  </office:meta>
</office:document-meta>
</file>